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23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NF 6313 - process. 08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09-05" calcext:value-type="date">
            <text:p>05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NF 6322 - process. 09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NF 6331 - process. 10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NF 6340 - process. 11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NF 6349 - process. 12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NF 6358 - process. 0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NF 6367 - process. 0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3-07" calcext:value-type="date">
            <text:p>07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NF 6376 - process. 03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4-07" calcext:value-type="date">
            <text:p>07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NF 6385 - process. 04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5-06" calcext:value-type="date">
            <text:p>06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NF 6394 - process. 05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6-05" calcext:value-type="date">
            <text:p>05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NF 6403 - process. 06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7-07" calcext:value-type="date">
            <text:p>07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NF 6412 - process. 07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13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</number:text>
      <number:number number:decimal-places="2" number:min-decimal-places="2" number:min-integer-digits="1" number:grouping="true"/>
    </number:number-style>
    <number:number-style style:name="N11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2">
      <number:text>-</number:text>
      <style:map style:condition="value()&gt;0" style:apply-style-name="N112P0"/>
      <style:map style:condition="value()&lt;0" style:apply-style-name="N112P1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  <number:text>,</number:text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date-style style:name="N130">
      <number:day number:style="long"/>
      <number:text>. </number:text>
      <number:month number:textual="true"/>
      <number:text> </number:text>
      <number:year/>
    </number:date-style>
    <number:date-style style:name="N131">
      <number:day number:style="long"/>
      <number:text>. </number:text>
      <number:month number:textual="true"/>
    </number:date-style>
    <number:date-style style:name="N132">
      <number:month number:textual="true"/>
      <number:text> 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43:55.286000000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43:55.2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</meta:creation-date>
    <dc:date>2025-08-07T08:44:07.051000000</dc:date>
    <dc:language>pt-PT</dc:language>
    <meta:editing-cycles>530</meta:editing-cycles>
    <meta:editing-duration>PT13H25M48S</meta:editing-duration>
    <meta:print-date>2020-01-09T15:25:59.983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